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ions Index (CPI) scores and ranks countries based on how corrupt a country’s public sector is perceived to be. It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the preceding 24 months. As corruption is often hidden, it is inherently difficult to measure it. Capturing perceptions of corruption of those in a position to offer assessments of public sector corruption is often seen as the most reliable method of comparing relative corruption levels across countrie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Der Korruptionswahrnemungsindex (Corruption Perceptions Index – CPI) bewertet Länder danach als wie korrupt der öffentliche Sektor wahrgenommen wird.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Da Korruption oft im verborgenen stattfindet, ist es sehr schwer messbar. Die Erfassung von der wahrgenommenen Korruption durch Personen, die in der Lage sind die Korruption im öffentlichen Sektor zu bewerten, ist wird oft als die zuverlässigste Methode für eine vergleichende Bewertung der Korruption für viele Ländern eingestuft.</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5" office:value-type="date" office:date-value="2016-11-18" calcext:value-type="date">
            <text:p>18/11/20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6" table:number-columns-repeated="2"/>
          <table:table-cell table:number-columns-repeated="2"/>
          <table:table-cell table:style-name="ce29"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6" table:number-columns-repeated="2"/>
          <table:table-cell table:number-columns-repeated="2"/>
          <table:table-cell table:style-name="ce29"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6" office:value-type="string" calcext:value-type="string">
            <text:p>CC-BY-ND 4.0 Corruption Perceptions Index 2015 by 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6]-[.B72]" office:value-type="float" office:value="-60" calcext:value-type="float">
            <text:p>-60</text:p>
          </table:table-cell>
          <table:table-cell table:number-columns-repeated="996"/>
        </table:table-row>
        <table:table-row table:style-name="ro1">
          <table:table-cell/>
          <table:table-cell table:style-name="ce17" office:value-type="float" office:value="2015" calcext:value-type="float">
            <text:p>2015</text:p>
          </table:table-cell>
          <table:table-cell table:style-name="ce17" table:number-columns-repeated="4"/>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8"/>
          <table:table-cell/>
          <table:table-cell table:style-name="ce19"/>
          <table:table-cell table:style-name="ce21"/>
          <table:table-cell table:style-name="ce19"/>
          <table:table-cell table:style-name="ce22"/>
          <table:table-cell table:style-name="ce19" table:number-columns-repeated="7"/>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3"/>
          <table:table-cell table:style-name="ce22"/>
          <table:table-cell table:style-name="ce19" table:number-columns-repeated="7"/>
          <table:table-cell table:style-name="ce9"/>
          <table:table-cell table:style-name="ce24"/>
          <table:table-cell table:style-name="ce19" table:number-columns-repeated="2"/>
          <table:table-cell table:style-name="ce27"/>
          <table:table-cell table:style-name="ce19"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1" table:number-rows-repeated="793">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